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AND(NOT(ISBLANK([.A$2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2" office:value-type="string" calcext:value-type="string">
            <text:p>date_format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  <table:table-cell office:value-type="float" office:value="1611270000" calcext:value-type="float">
            <text:p>161127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office:value-type="string" calcext:value-type="string">
            <text:p>https://scratch.mit.edu/projects/904901399/</text:p>
          </table:table-cell>
          <table:table-cell office:value-type="string" calcext:value-type="string">
            <text:p><text:span text:style-name="T1"><text:a xlink:href="https://uploads.scratch.mit.edu/get_image/project/904901399" xlink:type="simple">https://uploads.scratch.mit.edu/get_image/project/904901399</text:a></text:span>_480x360.png</text:p>
          </table:table-cell>
          <table:table-cell office:value-type="float" office:value="1697476730" calcext:value-type="float">
            <text:p>169747673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3:35:59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5:01:13.645000000</dc:date>
    <meta:editing-duration>PT2H41M46S</meta:editing-duration>
    <meta:editing-cycles>17</meta:editing-cycles>
    <meta:generator>LibreOffice/7.3.2.2$Windows_X86_64 LibreOffice_project/49f2b1bff42cfccbd8f788c8dc32c1c309559be0</meta:generator>
    <meta:document-statistic meta:table-count="1" meta:cell-count="49" meta:object-count="0"/>
  </office:meta>
</office:document-meta>
</file>